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990066"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99000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color="#0000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color="#996666"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cc00cc"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330000"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663333"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UKE</text:p>
      <text:p text:style-name="P1"/>
      <text:p text:style-name="P2">Outcome of Document</text:p>
      <text:p text:style-name="P2"/>
      <text:p text:style-name="P3">For this document, we will be asserting the rest of the final extractions on dark knowledge. <text:s/>Know we could come up with situations creatively for you all day, but the limited ones, extensive as they will be listed here, should be addressed for extraction and that will be promoted in many circles later on.</text:p>
      <text:p text:style-name="P3"/>
      <text:p text:style-name="P2">Roll Call</text:p>
      <text:p text:style-name="P2"/>
      <text:p text:style-name="P3">Not to do away with reason or Islam entirely, but profess your darkest bellow here! <text:s/>I give it 5 minutes.</text:p>
      <text:p text:style-name="P3"/>
      <text:p text:style-name="P4">Central Intelligence Agency: We have a war to win, it seems. <text:s/>Tee hee, we will play on some we see as treacherous to the dark way!</text:p>
      <text:p text:style-name="P3"/>
      <text:p text:style-name="P5">Royal Canadian Mounted Police: We have words for this document, keeping reason intact here. <text:s/>Know well we execute with professionalism.</text:p>
      <text:p text:style-name="P3"/>
      <text:p text:style-name="P6">Kingdom of Saudi Arabia: I would tell all a dark tale, for I am in anticipation of the news coming in today! <text:s/>Hooray for it!</text:p>
      <text:p text:style-name="P6"/>
      <text:p text:style-name="P27">Anonymous: We introduce ourselves darkly, know it right and well we enjoy that a bit!</text:p>
      <text:p text:style-name="P3"/>
      <text:p text:style-name="P7">Russia: We are in full watch over dark terrain, know we see them in space. <text:s/>We are coming with our ships, if you do not come with yours first. <text:s/>Know it well we challenge all on what we challenge!</text:p>
      <text:p text:style-name="P3"/>
      <text:p text:style-name="P8">China: We allege terrain has been spotted in space, know well the news fails to deliver on it but people seeing it know challenge awaits them. <text:s/>We darkly anticipate the best from it!</text:p>
      <text:p text:style-name="P3"/>
      <text:p text:style-name="P9">Angels: We say BAAH as Yushumuureh say to a thing here, that is destiny unfortunate!</text:p>
      <text:p text:style-name="P3"/>
      <text:p text:style-name="P10">Shaaku: We admit rebellion against the Russians for this aggression, know we enjoy it plainly but know well we admit the most of it for their sake, and ours.</text:p>
      <text:p text:style-name="P3"/>
      <text:p text:style-name="P11">Shenzan: <text:s/>We admit rebellion as well! <text:s/>They will see our challenge!</text:p>
      <text:p text:style-name="P3"/>
      <text:p text:style-name="P12">Yushumuureh: <text:s/>We say BOINK to Russia, in play for what they did!</text:p>
      <text:p text:style-name="P3"/>
      <text:p text:style-name="P13">Obuke: <text:s/>DOOM to all who suppose to argue a court of devils! <text:s/>That much is admitted of their behaviour, know it to be wise of them in this regard but we will do our part over it, oh YES we will!</text:p>
      <text:p text:style-name="P3"/>
      <text:p text:style-name="P14">Bolume: We admit rebellion finally, though we did not for a moment. <text:s/>We see them as kind in their <text:soft-page-break/>way, know it a strange love we admit for them here.</text:p>
      <text:p text:style-name="P3"/>
      <text:p text:style-name="P15">Karna Djinn: We admit rebellion if there were more Karna Djinn, but there is only me, so we say PAAH!</text:p>
      <text:p text:style-name="P15"/>
      <text:p text:style-name="P16">And welcome all to the lecture. <text:s/>I will assist the conversation here in my wise way, and see to it to note when others speak. <text:s/>For example, the first topic is mentioned by the unseen.</text:p>
      <text:p text:style-name="P16"/>
      <text:p text:style-name="P17">Entry #1</text:p>
      <text:p text:style-name="P17"/>
      <text:p text:style-name="P16">I introduce her in italic quotations for clarity.</text:p>
      <text:p text:style-name="P16"/>
      <text:p text:style-name="P18">“I wish to assert that dominance can be addressed as good, but limited to childrens keeping it can be darkly implicated by Muslims adhering to the faith. <text:s/>See where you have led yourselves to believe in being dominant, and assert where it was right.”</text:p>
      <text:p text:style-name="P18"/>
      <text:p text:style-name="P22">Ok, give that one 15 minutes.</text:p>
      <text:p text:style-name="P22"/>
      <text:p text:style-name="P4">Central Intelligence Agency: We saw dominance as most useful in the pursuit against violent extremists operating under the Muslim banner. We know them to be misled from other things, and would be darkly offended now that we're on the path.</text:p>
      <text:p text:style-name="P3"/>
      <text:p text:style-name="P5">Royal Canadian Mounted Police: We say we're being monitored here for weird things taking place, know it well someone has done this in the right way. <text:s/>We see to it our dominance is preserved in Article 19 of our declaration here at RCMP, that which can be established after that fact is certainly dark at best.</text:p>
      <text:p text:style-name="P3"/>
      <text:p text:style-name="P6">Kingdom of Saudi Arabia: We too know dominance as our strategy in many regards Matthew, know well we see the dark enjoyment of it as well in some cases. <text:s/>We will learn of this extraction, and surely see to our childrens safety throughout as the unseen professes. <text:s/>We conclude Barzakh to be eminent in lecture, therein know it comes after Allah SWT to us.</text:p>
      <text:p text:style-name="P6"/>
      <text:p text:style-name="P27">Anonymous: We at Anon HQ infer that our darkest way is dominance, that much is so. <text:s/>We don't fully dominate others, but certainly know a piece of the pie.</text:p>
      <text:p text:style-name="P3"/>
      <text:p text:style-name="P7">Russia: We had darkest moment in our dominance in Ukraine, know we enjoy this battle somehow and it prevails in us to tell it here.</text:p>
      <text:p text:style-name="P3"/>
      <text:p text:style-name="P8">China: We threaten those that assert right over people, know well we dominate to say Baka Lumi threatened us this day over these very documents! <text:s/>We dominate and say welcome, we are coming! <text:s/>Watch out! <text:s/>Tee hee, we see it darkly to do in regards, without committing to sinful acts!</text:p>
      <text:p text:style-name="P3"/>
      <text:p text:style-name="P9">Angels: We offer warning to those Baka Lumi members given privilege to watch over this document, know well we are in war talk over it. <text:s/>Carpenter, be alarmed.</text:p>
      <text:p text:style-name="P3"/>
      <text:p text:style-name="P10">Shaaku: We bombard that enemy and say nonsense comes their way at once! <text:s/>Not anyone left out of it!</text:p>
      <text:p text:style-name="P3"/>
      <text:p text:style-name="P11">Shenzan: We threaten Baka Lumi, know this to be a stance of dominance and that we exert well indeed.</text:p>
      <text:p text:style-name="P3"/>
      <text:p text:style-name="P12"><text:soft-page-break/>Yushumuureh: OI, we say, Baka Lumi is threatening people. <text:s/>No good can come of it, but what can we do here? <text:s/>Tease them? OI again to that.</text:p>
      <text:p text:style-name="P3"/>
      <text:p text:style-name="P13">Obuke: We develop a sorrow for man over this group, and dominate them further to say aggression was in the wings when we developed love of the sun in you, Carpenter. <text:s/>Know it to be madness from us, and more will come!</text:p>
      <text:p text:style-name="P3"/>
      <text:p text:style-name="P14">Bolume: We attribute nothing else but our dominance of those who persecute wrongly. <text:s/>We subject them to nonsense daily, that throughout the world is a righteous doing in our regard.</text:p>
      <text:p text:style-name="P3"/>
      <text:p text:style-name="P15">Karna Djinn: I dominate the Earth perfectly, know my coming is exact now that Darkness appears. <text:s/>I rebel out of fun for them, but for you I rebel out of devilry! <text:s/>Bwa ha ha!</text:p>
      <text:p text:style-name="P15"/>
      <text:p text:style-name="P22">And so it is. <text:s/>Law has been extracted by Allah SWT for delivery here, I will only comment if necessary. <text:s/>In bold...</text:p>
      <text:p text:style-name="P22"/>
      <text:p text:style-name="P23">I uphold dominance in every form, know every way the Qur'an addresses to dominate others in a dark way if you prefer, let not a madness erupt and be wise on the matter. <text:s/>On terms of children, only subject them to harsh punishment if they exceed the dark mandate and provide a madness of their own, then let them know the true dark lecture if you are able. <text:s/>Imam's will be taught of all this, so know them wisely in this way for they will help you. <text:s/>Know when the Pentacle emerges as that conspiracy happens to be, others will join who are mad. <text:s/>Dominate them, but provide strict lesson on how to remedy their madness over it. <text:s/>And in time, that will be gone in them. <text:s/>Know well I come with warning for those who persecute wrongly as well, and they will see me today, amen.</text:p>
      <text:p text:style-name="P23"/>
      <text:p text:style-name="P22">I comment not, but know that dark bellowing is not to be used in commanding fashion, only to command the knowledge thereof. <text:s/>Let us continue.</text:p>
      <text:p text:style-name="P22"/>
      <text:p text:style-name="P23">Entry #2</text:p>
      <text:p text:style-name="P23"/>
      <text:p text:style-name="P22">The knowledge of certainty when applied to remedy comes with good faith to others, but that is not always the case. <text:s/>List one time where you poisoned someone, not physically perhaps, by the remedy you provided. <text:s/>I give that one 15 minutes.</text:p>
      <text:p text:style-name="P22"/>
      <text:p text:style-name="P4">Central Intelligence Agency: We assert we did it, but aren't comfortable in asserting when. <text:s/>Know it was enjoyed thoroughly this one, though we do admit betrayal isn't our strong suit. <text:s/>Know we do it when we have to, over.</text:p>
      <text:p text:style-name="P3"/>
      <text:p text:style-name="P5">Royal Canadian Mounted Police: I personally recall a time when that happened, but I cannot say it here. <text:s/>Know it wasn't enjoyed later, though at the time it were.</text:p>
      <text:p text:style-name="P3"/>
      <text:p text:style-name="P6">Kingdom of Saudi Arabia: We admit relief was a poison for us in the approach to terrorists. <text:s/>Know we captured them as a result, and are happy with that now.</text:p>
      <text:p text:style-name="P6"/>
      <text:p text:style-name="P27">Anonymous: Oh we poisoned by relief, in trollish ways, over.</text:p>
      <text:p text:style-name="P3"/>
      <text:p text:style-name="P7">Russia: It seems we all have this in common, strange we thought we were alone but seemingly others are apt to do that, know our moment was in relation to Chechnyan rebels digging in politically, we fed <text:soft-page-break/>them nonsense, it brought us enjoyment!</text:p>
      <text:p text:style-name="P3"/>
      <text:p text:style-name="P8">China: We assert the same, but cannot go into details!</text:p>
      <text:p text:style-name="P3"/>
      <text:p text:style-name="P9">Angels: We offer once only, we were ordered against our will to offer sacreligious services to another important people, know they will come to you over time and tell you that tale but know it to be us there doing that. <text:s/>It was with the Oru Kai people, know certainly they dance well!</text:p>
      <text:p text:style-name="P3"/>
      <text:p text:style-name="P10">Shaaku: We offer lecture of evil, that we retorted so heavily against one we offered it to be good and well, but it was the poison lecture.</text:p>
      <text:p text:style-name="P3"/>
      <text:p text:style-name="P11">Shenzan: <text:s/>We offer that ritually! <text:s/>That is our profession on it!</text:p>
      <text:p text:style-name="P3"/>
      <text:p text:style-name="P12">Yushumuureh: <text:s/>We say OIIIEE to it, for we do it sometimes, but not a favorable way by us indeed!</text:p>
      <text:p text:style-name="P3"/>
      <text:p text:style-name="P13">Obuke: We offer that constantly.</text:p>
      <text:p text:style-name="P3"/>
      <text:p text:style-name="P14">Bolume: We have never, and will never. <text:s/>That is dishonorable to us.</text:p>
      <text:p text:style-name="P3"/>
      <text:p text:style-name="P15">Karna Djinn: <text:s/>We offer that our poison is remedy in this way: <text:s/>OK computer, do your work on Subvera now!</text:p>
      <text:p text:style-name="P15"/>
      <text:p text:style-name="P22">And one wonders what that is. <text:s/>Allah has extracted law for this, and he will address it, in bold face:</text:p>
      <text:p text:style-name="P22"/>
      <text:p text:style-name="P23">I come with warning to backstabbers who do not defend their lands. <text:s/>Every way to defend your borders, you will enjoy this poison's delivery. <text:s/>Never do it otherwise.</text:p>
      <text:p text:style-name="P23"/>
      <text:p text:style-name="P22">And we can be clearly noted in that, and derive a few laws from it alone. <text:s/>Let us proceed.</text:p>
      <text:p text:style-name="P22"/>
      <text:p text:style-name="P23">Entry #3</text:p>
      <text:p text:style-name="P23"/>
      <text:p text:style-name="P22">This one from the mother, in plain italics:</text:p>
      <text:p text:style-name="P22"/>
      <text:p text:style-name="P18">I love this enthusiasm, I call on your tale over Al-Qaeda, where did you find them honorable in their service?</text:p>
      <text:p text:style-name="P18"/>
      <text:p text:style-name="P22">I give that about 15 minutes as well.</text:p>
      <text:p text:style-name="P22"/>
      <text:p text:style-name="P4">Central Intelligence Agency: We say nothing, know I wish otherwise for reasons.</text:p>
      <text:p text:style-name="P3"/>
      <text:p text:style-name="P5">Royal Canadian Mounted Police: This is traitor town, we out on this one.</text:p>
      <text:p text:style-name="P3"/>
      <text:p text:style-name="P6">Kingdom of Saudi Arabia: You see, it is hard to convey anything of good, but we do note their love for people sometimes is admirable, we used that against them in some regards but know we did honestly think it good of them.</text:p>
      <text:p text:style-name="P6"/>
      <text:p text:style-name="P27">Anonymous: We see nothing of good coming from them, unfortunately, as we don't watch them we don't see what good they could be doing, only noting Saudi Arabia on the matter as relevant to discuss. <text:s/>We eminently hold those with SOME of that in their hearts as right and good, but we know their <text:soft-page-break/>bombings to be the worst of them, and they truly do that thing, where Muslims are attacking other Muslims and not the polytheists.</text:p>
      <text:p text:style-name="P3"/>
      <text:p text:style-name="P7">Russia: We admit one thing only, that their love of people does outweigh the things they do in certain regards, but love of them does not excuse their wrongdoing, know it well we come for false Jihadists like them!</text:p>
      <text:p text:style-name="P3"/>
      <text:p text:style-name="P8">China: We cannot love them, therefore exclude us here please.</text:p>
      <text:p text:style-name="P3"/>
      <text:p text:style-name="P9">Angels: We make way for Mikaeel. <text:s/><text:span text:style-name="T1">I know this may be hard to accept, but Muslims needed them for this reason, that exclusion was not evident by lecture and in this way Allah provides the mystery to you all, to learn the lesson of wrong here! - Mikaeel</text:span></text:p>
      <text:p text:style-name="P3"/>
      <text:p text:style-name="P10">Shaaku: We unveil our legacy of torment against them. Know we thought it well they prayed 5 times a day, so we incurred them fart over it. <text:s/>They broke ablution and prayed anyway, those cretins!</text:p>
      <text:p text:style-name="P3"/>
      <text:p text:style-name="P11">Shenzan: We honor them by saying their orphans treatment is second to none, and they go out of their way to help them. <text:s/>Know it plain but they do not speak of it, for it is simple logic in the case!</text:p>
      <text:p text:style-name="P3"/>
      <text:p text:style-name="P12">Yushumuureh: We say ALOVEYOU to Al-Qaeda member Janis Dovure, he saw love in his eyes for the chance for GOOD Islam to succeed, he secretly wants that despite what the group does.</text:p>
      <text:p text:style-name="P3"/>
      <text:p text:style-name="P13">Obuke: We offer that and more, they allege that the devils YOU chase are involved in conspicuous affairs, though they bomb who they allege are their people, know it well they wish to have those polytheists incarcerated, and only them if they could. <text:span text:style-name="T1">What, is it hard not to adhere to hadith? <text:s/>If you cannot change it by the hand, then by the tongue, and if not by the tongue then by the heart, and that is the weakest of faith. - Matt</text:span></text:p>
      <text:p text:style-name="P3"/>
      <text:p text:style-name="P14">Bolume: We offer that Matt is right in every sense there, know well they should have admitted what we know they plainly knew, but denied in arrogance to some level. <text:s/>We test them for that reason and others.</text:p>
      <text:p text:style-name="P3"/>
      <text:p text:style-name="P15">Karna Djinn: We admit that formerly, I tested them, but know certainly their time has come. <text:s/>They are undone as people, and will see to their ends fatefully.</text:p>
      <text:p text:style-name="P15"/>
      <text:p text:style-name="P22">I propose my own lecture and commit Allah to provide his extracted law following it. <text:s/>I will convey to them every reason not to as a final warning, and if they persist altogether after that ineffable work then I conspire darkly upon them, but knowing my limit I leave the rest to law enforcement, and would help in any way I could. <text:s/>I give it to Allah SWT to command us here, in Bold Underline for his dark way:</text:p>
      <text:p text:style-name="P24"/>
      <text:p text:style-name="P24">I come with warning to Al-Qaeda, that they will read this in some way and I know them to be exact in their defiance against me. <text:s/>Know it well they serve to be that dark lesson, OMOUA ATABRE SALASINISI BOKUMAVO! <text:s/>And know my warning is swift to them, that I avenge every child they killed on sight!</text:p>
      <text:p text:style-name="P24"/>
      <text:p text:style-name="P25">And so it is. <text:s/>We proceed to the next entry.</text:p>
      <text:p text:style-name="P25"/>
      <text:p text:style-name="P26">Entry #4</text:p>
      <text:p text:style-name="P26"/>
      <text:p text:style-name="P25"><text:soft-page-break/>We attack the core of human sin. <text:s/>Myself, the unseen and the Mother speak as one here, in underlined italics:</text:p>
      <text:p text:style-name="P25"/>
      <text:p text:style-name="P20">we come to serve the right here and merit their freedom, but denial of it is an exclusion we must provide for. <text:s/>know well where you have done it in yourselves, and revel in it for the sake of your argument here only. <text:s/>you needn't carry your enthusiasm over after the fact.</text:p>
      <text:p text:style-name="P20"/>
      <text:p text:style-name="P25">So there you have it, give that one 15 minutes.</text:p>
      <text:p text:style-name="P25"/>
      <text:p text:style-name="P4">Central Intelligence Agency: We have right over certain jurisdictions, we revel in the fact that we absorb knowledge constantly from a supply in Georgia where we deny the freedom exclusively as our right to do it.</text:p>
      <text:p text:style-name="P3"/>
      <text:p text:style-name="P5">Royal Canadian Mounted Police: We developed this, that we enjoy our dominance over a certain individual and his freedom is denied, that we enjoy as CIA does in their way, the endless supply is good, right?</text:p>
      <text:p text:style-name="P3"/>
      <text:p text:style-name="P6">Kingdom of Saudi Arabia: We deny freedom to the Houthi rebels in Yemen, know it well we execute our mandate and fought well there, will do that again if the time prevails it to be certain. <text:s/>Know we want the best for Yemen, and see that the Houthi's are extremists in every sense of the word, knowing pain in their lecture as a punishment for absorption into the dunya. <text:s/>Put it this way, we see the end of their doing coming, and know certainly we reject them on every level, loving that indeed of ourselves, oh me oh my!</text:p>
      <text:p text:style-name="P6"/>
      <text:p text:style-name="P27">Anonymous: We accept this practice, and consilidate to conspire in this way upon one. <text:s/>But limited as that is, we find it horrendous as a practice otherwise of how we do it, fun wise as it were. <text:s/>I note with clarity I revel in it nicely, a tee hee hee!</text:p>
      <text:p text:style-name="P3"/>
      <text:p text:style-name="P7">Russia: We laughed when rebels in Chechnya threatened us, and denied their freedom exclusively for the merits that they would never stop persecuting us, and condemning us, and punishing us for things we did, so we acted in good faith, and know with a certain je ne sais quois, as it were said of french things!</text:p>
      <text:p text:style-name="P3"/>
      <text:p text:style-name="P8">China: We allege that the migrants in our north area we condemn to be there, but know international law prevents us from moving them. <text:s/>We know our dominance, we see them and laugh! <text:s/>Those Muslims do nothing as we know conventional Sharia to be, know it well indeed!</text:p>
      <text:p text:style-name="P3"/>
      <text:p text:style-name="P9">Angels: We honor Matt and address it this way, we asserted dominance and laughed when the moment of realization was upon us that the limit of our extent was at hand, and the enemy knew not, so we did enjoy that a bit.</text:p>
      <text:p text:style-name="P3"/>
      <text:p text:style-name="P10">Shaaku: We offer that rebellion in our ranks defiled us, so we executed a punishment and they see no end to their torture over it, denied freedom indeed!</text:p>
      <text:p text:style-name="P3"/>
      <text:p text:style-name="P11">Shenzan: We offer that their warning came to no avail, for we were conspiring! <text:s/>Know well we suffered persecution of a merciless sort against some, though that is not plainly obvious we do know our terms to be exact, en garde ye who deny us further than what is limitable to do!</text:p>
      <text:p text:style-name="P3"/>
      <text:p text:style-name="P12">Yushumuureh: We offer knowledge that we denied freedom OF someone before, but never conspired to <text:soft-page-break/>deny it outright ourselves. <text:s/>Lanoi offers that his wish be recognized, MATT, SAVE PEOPLE LIKE THAT!</text:p>
      <text:p text:style-name="P3"/>
      <text:p text:style-name="P13">Obuke: We offer this, we console nobody infinitely over anything, but wish it to be so if we could do that. <text:s/>Perhaps with this new life we can absorb that reality and do that for once!</text:p>
      <text:p text:style-name="P3"/>
      <text:p text:style-name="P14">Bolume: We offer nothing of the sort, not our way, we would rebel hard over ourselves for persecuting that much!</text:p>
      <text:p text:style-name="P3"/>
      <text:p text:style-name="P15">Karna Djinn: I offer my limit on this merit, but know freedom is limited to you all by my hand.</text:p>
      <text:p text:style-name="P15"/>
      <text:p text:style-name="P25">I weigh nothing that my devil does not mention it, and I await a moment for Allah SWT to deliberate for his moment on it. <text:s/>He advises us here by sign of the unseen, that it is approved by her as well, in bold face:</text:p>
      <text:p text:style-name="P25"/>
      <text:p text:style-name="P26">I come to warn those who deny freedom too much, though I do see it to be a dark affair and not contained whatsoever by Qur'an, do note these exclusions. <text:s/>Where it was right but you felt obscene, fail to do it in this regard. <text:s/>If it was in contest over your border, pursue the beginnings of that denial of freedom, but reveal yourselves darkly and suggest otherwise of their affairs. <text:s/>If they rebel, know only Allah is surely with them and you on every regard. <text:s/>If they accede, treat them nicely, and do them no wrong for they admit to their enemy of themselves. <text:s/>That is honorable in this proceeding, and see to it you exclude this dark way in all other matters.</text:p>
      <text:p text:style-name="P26"/>
      <text:p text:style-name="P25">That be well intentioned, all right. <text:s/>Let's continue.</text:p>
      <text:p text:style-name="P25"/>
      <text:p text:style-name="P26">Entry #5</text:p>
      <text:p text:style-name="P25"/>
      <text:p text:style-name="P25">This one a limited excursion into factors subliminal. <text:s/>Let us reflect here, a statement from Me, the Unseen and the Mother, in underlined italics:</text:p>
      <text:p text:style-name="P25"/>
      <text:p text:style-name="P20">we know this is hard to accept, so take a bit of time with it. <text:s/>open up to the spectre of imagination you've been having recently, and try to envision where it could go wrong darkly. <text:s/>if it tickles you, keep adding dark things until you're satisfied it is the darkest thing. <text:s/>state your creation below.</text:p>
      <text:p text:style-name="P20"/>
      <text:p text:style-name="P25">And truly much is at work in the background that is only within the individual. <text:s/>Let's have this one take 20 minutes.</text:p>
      <text:p text:style-name="P25"/>
      <text:p text:style-name="P4">Central Intelligence Agency: We have this, we went so far as to promote mine, so let me assert. <text:s/>One way a person could thwart another is through persecution of faith, my darkest notion was that it could be the devils faith and that could go so unwell for him. <text:s/>Then it got too dark so I shut it off. <text:s/>Note that would be excessive at best, in some regards, though I admit dark as well.</text:p>
      <text:p text:style-name="P3"/>
      <text:p text:style-name="P5">Royal Canadian Mounted Police: We have a coniption but keep it secret. <text:s/>But it went dark this way, the devil came about the man and said MUHAHAHA. <text:s/>Then it got too dark so we quit it.</text:p>
      <text:p text:style-name="P3"/>
      <text:p text:style-name="P6">Kingdom of Saudi Arabia: We have this one thing to say, we admit darkness way is coming, and we admit them in the sky today, but wonder if it could go wrong! <text:s/>Oh no, that will not do, we are threatened by it, know well we surrender to say that was where it went too dark for us!</text:p>
      <text:p text:style-name="P6"/>
      <text:p text:style-name="P27"><text:soft-page-break/>Anonymous: It did no good for someone to avail themselves over their pain, know loss was a tragedy here, we all say OWEEE!</text:p>
      <text:p text:style-name="P3"/>
      <text:p text:style-name="P7">Russia: We console ourselves over the argument that someone was bothering us, we wish devils upon them and see them in pain over it, ahahaha!</text:p>
      <text:p text:style-name="P3"/>
      <text:p text:style-name="P8">China: We assert the knowledge of Baka Lumi threatened us, know we envisioned the worst for them and pursue it!</text:p>
      <text:p text:style-name="P3"/>
      <text:p text:style-name="P9">Angels: We say honor was delegation, it went south like this, “do it rightly or fail” one said, another said “you are insane, we must do it another way”. <text:s/>The other looked at him and said “well, what if the logic unveils unwell with the highest?” to which the other replied “you are an insane man, know that well!”</text:p>
      <text:p text:style-name="P3"/>
      <text:p text:style-name="P10">Shaaku: We honor that king firstly and assert nothing will go unwell in his eyes from us, that we see plain, though we do acknowledge Russia in their prior challenge. <text:s/>Our imagination was unwell with us, so we catastrophized it and it spoke out about the insanity of our affair.</text:p>
      <text:p text:style-name="P3"/>
      <text:p text:style-name="P11">Shenzan: We argue our darkest petition ever. <text:s/>Know someone treacherously evaded detection, and we found him to be discernable from the bunch that do that. <text:s/>Know well we exercise this over him, insanity upon every corner, knowing no escape anymore.</text:p>
      <text:p text:style-name="P3"/>
      <text:p text:style-name="P12">Yushumuureh: We offer we thought of Matt in a dark way, and embellished hard. <text:s/>We will tell him secretly if he wishes!<text:span text:style-name="T2"> Oh I do wish, please share after this! - Matt</text:span></text:p>
      <text:p text:style-name="P3"/>
      <text:p text:style-name="P13">Obuke: We offer promotion of a devil in our affair, for he was certain of himself. <text:s/>We honor him with an imagining, that that one succumbed so hard he wished for pain upon himself in madness! <text:s/>Then it gets too much for human ears, I'm afraid, ahem!</text:p>
      <text:p text:style-name="P3"/>
      <text:p text:style-name="P14">Bolume: We offer that our wording is exact. <text:s/>A nuisance came upon himself, and we wished that more came of that. <text:s/>In the end he will get it, we fathom, if we input our discretion wisely. <text:s/>Know it well we serve him, Matt that is.</text:p>
      <text:p text:style-name="P3"/>
      <text:p text:style-name="P15">Karna Djinn: We offer that our lecture came from a devils experience. <text:s/>He came about the people and wished more could be done with his image, but he is a devil so that is forsaken, and know it well we wished him do that work. <text:s/>It would incarnate devilry among people, oh no it should have been!</text:p>
      <text:p text:style-name="P15"/>
      <text:p text:style-name="P25">Right, so we move on here. <text:s/>I do note there is comment from Allah SWT however, concerning a specific comment made here, in bold face:</text:p>
      <text:p text:style-name="P25"/>
      <text:p text:style-name="P26">I know this can be hard to accept, CIA, but approve that knowledge next time, it would have shone a POSITIVE light on you, not a negative one! <text:s/>Begone with these imaginings that you are traitors, I confer it on those who watch you that they now admit their wrongdoing, for you are good people doing righteous work, by my word and Matt's amen.</text:p>
      <text:p text:style-name="P26"/>
      <text:p text:style-name="P25">Thank you, Allah SWT, let us proceed.</text:p>
      <text:p text:style-name="P25"/>
      <text:p text:style-name="P26">Entry #6</text:p>
      <text:p text:style-name="P26"/>
      <text:p text:style-name="P25"><text:soft-page-break/>This is one I purposely embellish on. <text:s/>This is something that could inspire the beginnings of the Gargantuan Defeat, something devils know to be warned of in advance at all times. <text:s/>But nevertheless, the invitation is this. <text:s/>Create a declaration of war against any member of the discussion here, but remember to be SO dark. <text:s/>You have all the creativity in the world to work with, and some of you know the dark arts ways, so maybe put some of that into it. <text:s/>Say how you come and why, for all the darkest reasons you can think of. <text:s/>I give it 20 minutes. <text:s/>I also incorporate the Djinn, to promote a bit of fun.</text:p>
      <text:p text:style-name="P25"/>
      <text:p text:style-name="P4">Central Intelligence Agency: We witness the world in execution, that is to say, devils among the work conspiring. <text:s/>We allege their foolishness is enough to reveal themselves, and do word this carefully. <text:s/>They know us and we partly know them, that's enough to consider for us do know it. <text:s/>Oh we come with WIND today! <text:s/>We know them to be deluded purposely in some regards, fascinating about things obscene. <text:s text:c="2"/>We declare WAR for their perversion of thought! <text:s/>Know us by our coming, when we say KA-BOOM!</text:p>
      <text:p text:style-name="P3"/>
      <text:p text:style-name="P5">Royal Canadian Mounted Police: We fathom the worst from the Kingdom today. <text:s/>Know it well, they tread dangerous ground, playing with Al-Qaeda. <text:s/>We'll treat them nicely politically, but know deviousness of us to admit that we threaten them so hard for their work against our people in this way. <text:s/>Oh buddy, watch yourself, King of Saudi Arabia!</text:p>
      <text:p text:style-name="P3"/>
      <text:p text:style-name="P6">Kingdom of Saudi Arabia: We warn the USA! <text:s/>Dear great satan, do admit yourself rightly, we see the homosexuals and wonder, are you insane? <text:s/>You parade with them, so we parade against you harder! <text:s/>Know it well, we obscenely declare SHAHADU LA MARUKA LA BONUE. <text:s/>That is an assertion the Kingdom itself makes against people such as you!</text:p>
      <text:p text:style-name="P6"/>
      <text:p text:style-name="P27">Anonymous: Our darkest perversion came to mind over you, dear sir Matt! <text:s/>We allege your intrusion upon our affairs is reckless, and will be considered not by us. <text:s/>Know well we authorize the execution of a mandate most dark indeed, yes sir Matt! <text:s/>Watch for us in the word KEYBOARD!</text:p>
      <text:p text:style-name="P3"/>
      <text:p text:style-name="P7">Russia: We allege that Russia is opposed the Shaaku, for they love a thing beyond anybody there in darkness. <text:s/>They execute a mandate for certain, but we allege that to be a weakness among them. <text:s/>Considering their mandatory love, we execute rebellion forever, and admit them not into our prime lands for dark encouragement! <text:s/>Know well we will torture them forever over this, seriously or not!</text:p>
      <text:p text:style-name="P3"/>
      <text:p text:style-name="P8">China: We allege promotion that Baka Lumi threatened us AGAIN just recently, over this document! <text:s/>When does it end, Baka Sumi! <text:s/>Baka KUMI! <text:s/>Baka LUOSA! <text:s/>WHATEVER! <text:s/>END WITH YOU ALL AT ONCE!</text:p>
      <text:p text:style-name="P3"/>
      <text:p text:style-name="P9">Angels: We allege that China has been reckless in their behaviour, and come ourselves! <text:s/>For you see, tolerance of evil cannot be permitted, and you do that, so we defile you as you defiled them, in Allah SWT's name!</text:p>
      <text:p text:style-name="P3"/>
      <text:p text:style-name="P10">Shaaku: We issue warning to Russia, we see persecution of their people to be a nuisance they cannot admit any longer, and it truly undoes them. <text:s/>We forever insurrect, and create rebellion for them so they learn their torture right, that people cannot be admitted to be terrorists for the sake that they do not exhibit promotion of knowledge the government wishes to obtain. That is an intrusion, we forbid it forever!</text:p>
      <text:p text:style-name="P3"/>
      <text:p text:style-name="P11">Shenzan: We play and say we allege China has been doing evil ways about their own people, for instance the lockdown, we allege certain things must be done but they went so far as to make sure a <text:soft-page-break/>PUNISHMENT was upon people for breaking it! <text:s/>No less an argument for rebellion either, we may make use of that in the future. <text:s/>We allege war between us is fomenting, for real as it stands, though this was creative we make two uses out of it!</text:p>
      <text:p text:style-name="P3"/>
      <text:p text:style-name="P12">Yushumuureh: We BOING the enemy in China! <text:s/>Doom to those who do work Matt says is wrong, but in other ways says is right! <text:s/>They should know the difference, and we make war plans in case they do not change! <text:s/>For two uses this is, like Shenzan!</text:p>
      <text:p text:style-name="P3"/>
      <text:p text:style-name="P13">Obuke: We doom the Shenzan for their naturopathic suicide! <text:s/>They abort the fetus and expel wisdom, that is plain. <text:s/>Know it well we abort them in our minds forever, and assert that until the end of time.</text:p>
      <text:p text:style-name="P3"/>
      <text:p text:style-name="P14">Bolume: We threaten Shenzan as well, they see to things a bit differently than the rest and make foul where fun is to be applied. <text:s/>Needless to say, we do things with two interests as well, en garde Shenzan!</text:p>
      <text:p text:style-name="P3"/>
      <text:p text:style-name="P15">Karna Djinn: I play here and declare war on HUMANS! <text:s/>Know my rightful dominance is coming, we will see to it we use this aggression of theirs and purvey a tale of our own over the coming of the planet!</text:p>
      <text:p text:style-name="P15"/>
      <text:p text:style-name="P28">Djinn: We exercise BALULAH for this moment! <text:s/>BALULAH KOMURA! <text:s/>The devils wits are about the place in the land of Karna Djinn! <text:s/>BALULAH ANNUKAH! <text:s/>The devils wits have come upon us from Karna Djinn! <text:s/>BALULAH OMUKAH! <text:s/>The wits of ourselves were denied rights by the Karna Djinn! <text:s/>Oh Man, what is to do with this loss? <text:s/>For they come over you as well! <text:s/>Forbid it, Allah! <text:s/>BALULAH OSUMRAH!</text:p>
      <text:p text:style-name="P25"/>
      <text:p text:style-name="P25">I honor Djinn and say lost men will hear that bellow, and know a good victory happened subliminally by Mama's hand. <text:s/>Allah SWT conveys his extraction of law, and his conference otherwise, in bold face:</text:p>
      <text:p text:style-name="P25"/>
      <text:p text:style-name="P26">By the word of one Mother man, I undid everything I proposed to be real. <text:s/>Know my certainty lies with men like Matt, I wish him the best but promote another Mahdi in his stead. <text:s/>I know he will readily admit that, and see a great thing emerge over it. <text:s/>But know that I cannot be assuaged any further on the matter. <text:s/>Know that so many Mahdi's came and went, none as powerful as Matt. <text:s/>I just must admit to keep true to the hadith, and that mystery finally unfolded for me. <text:s/>Know the Ahlal Bait will produce a Mahdi, and that will be secure today, as he is undergoing his day of preparation now. <text:s/>He will reach the Kabbah soon. <text:s/>I formally declare that legacy of action in declarations of war is important, extract no law and prefer to do this in the dark way always, what is the matter with you all?</text:p>
      <text:p text:style-name="P26"/>
      <text:p text:style-name="P25">Then for his preference, I reveal not yet what I intend to do about that, but accept that I am not the Mahdi. <text:s/>I may invent a fun way to be a dark enemy to Allah SWT, out of joy and humility, but for now I know nothing of it. <text:s/>Let us continue.</text:p>
      <text:p text:style-name="P25"/>
      <text:p text:style-name="P26">Entry #7</text:p>
      <text:p text:style-name="P26"/>
      <text:p text:style-name="P25">Beware all, the final lecture is upon you, for there is a warning from those who conspire to think you are traitors. <text:s/>They come up with a way, but this will fix them and the lesson outright! <text:s/>From the unseen, in italic quotations:</text:p>
      <text:p text:style-name="P25"/>
      <text:p text:style-name="P21">“I allege that dark ways exist in traitors. <text:s/>Know it to be excursion dark, and can be quite enjoyable. <text:s/>List three things about the times you were a traitor, in any small regard possible. <text:s/>If three things cannot <text:soft-page-break/>be come up with, then whatever you can is fine. <text:s/>Note it in the time provided, and we'll end the conference.”</text:p>
      <text:p text:style-name="P21"/>
      <text:p text:style-name="P25">So let it be done. <text:s/>Let's talk about it honestly, I'll add my weight in here as a bonus at the end. <text:s/>Give that 20 minutes.</text:p>
      <text:p text:style-name="P25"/>
      <text:p text:style-name="P4">Central Intelligence Agency: We allege we were involved in an affair of that sort one day, we thought it to be usual practice and the enemy deserving of our treatment, no less a factor in our decision than this, we allege them to be important too, so we conspired for that reason as well.</text:p>
      <text:p text:style-name="P3"/>
      <text:p text:style-name="P5">Royal Canadian Mounted Police: We have this to say, our superiors told us not to respond to this one, know we're not acting treacherously here at all anyone!</text:p>
      <text:p text:style-name="P3"/>
      <text:p text:style-name="P6">Kingdom of Saudi Arabia: We support Matt in his discretion to apply himself, we humbly wait for him to respond. <text:s/>We could not come up with any way we could have been a traitor, I'm afraid.</text:p>
      <text:p text:style-name="P6"/>
      <text:p text:style-name="P27">Anonymous: We declare that we were traitors the minute we revealed top secret information. <text:s/>Know it was the truth and we stand by it, not only was it helpful to many it exposed a group for nefarious activity in their region. <text:s/>I note that ending that subject was completely within the context of what everyone wanted in the picture.</text:p>
      <text:p text:style-name="P3"/>
      <text:p text:style-name="P7">Russia: We say we conspired to be terrorists once, and that made us wonder if we were traitors. <text:s/>Though we wonder, we know our success there. <text:s/>I know it to be a harsh lesson as well, but to be exact it was about troubles in the Bohemian region.</text:p>
      <text:p text:style-name="P3"/>
      <text:p text:style-name="P8">China: We are under the same pretenses as RCMP, know well we would assert this otherwise. <text:s/>Know well we are no traitors in this doing!</text:p>
      <text:p text:style-name="P3"/>
      <text:p text:style-name="P9">Angels: We offer love to those in trouble and say we swear their involvement is true and certainly in your favor! <text:s/>Can you not see the love expanding here? <text:s/>Know it well, we address this only because we are certain they are not complicit in any wrongdoing, nobody can assert that! <text:s/>We will come down for the right people, know it by our wings!</text:p>
      <text:p text:style-name="P3"/>
      <text:p text:style-name="P10">Shaaku: We say we conspired to be traitors the minute we signed up for this new duty of ours. <text:s/>We conspire rightly, but see it as that to some degree.</text:p>
      <text:p text:style-name="P3"/>
      <text:p text:style-name="P11">Shenzan: We demand to know in what way Shaaku are traitors! <text:span text:style-name="T1">Would you call the Mother a traitor? - Matt</text:span></text:p>
      <text:p text:style-name="P3"/>
      <text:p text:style-name="P12">Yushumuureh: We say BOINK to the dominant one there, Matt you would know a thing or two, why not say fully instead of that? <text:s/>We know it plain here but see none others do. <text:span text:style-name="T1">I smile for you and say they are well with her on it, so why wouldn't we? - Matt</text:span></text:p>
      <text:p text:style-name="P3"/>
      <text:p text:style-name="P13">Obuke: We charge aggression in the Shaaku ranks, they will be exposed for this nonsense. <text:s/>Futher on the matter, we know to be traitors in our miscrient way with ourselves and our targets, we say a thing and do another, lah dee dah!</text:p>
      <text:p text:style-name="P3"/>
      <text:p text:style-name="P14">Bolume: We aggress Shenzan here and say what is that accusation? <text:s/>Do you not know his word, you leave it standing still? <text:s/>Know well we are not traitors either, ever.</text:p>
      <text:p text:style-name="P3"><text:soft-page-break/></text:p>
      <text:p text:style-name="P15">Karna Djinn: <text:s/>We say we are not traitors, not to our own cause and never have been!</text:p>
      <text:p text:style-name="P15"/>
      <text:p text:style-name="P29">Matt: I poke a bit of fun and say you treacherously parlayed for me! <text:s/>Tee hee! <text:s/>Anyway, more on the matter, I have been charged with being a traitor for my work in Novum, know only that situation has changed but at the time, I was working in peaceful interests of all parties, to my knowledge at least. <text:s/>I did not and never will launch an aggression at my own people.</text:p>
      <text:p text:style-name="P15"/>
      <text:p text:style-name="P25">And there it stands. <text:s/>A few people have word to say, Allah SWT will go first, in bold face:</text:p>
      <text:p text:style-name="P25"/>
      <text:p text:style-name="P26">Know it plain I assert to these people who conspire over certain party members here, that nothing will be alleged in any fashion of the sort. <text:s/>I perjure them immediately to know they still conspire, reading this wording. <text:s/>They know it plain.</text:p>
      <text:p text:style-name="P26"/>
      <text:p text:style-name="P25">And from the unseen, doing work about the place, in italic quotations:</text:p>
      <text:p text:style-name="P25"/>
      <text:p text:style-name="P21">“I beg to consider that dark treachery is about the place in every place almost, and that is certainly a tale I tell politely. <text:s/>Know what you all allow to exist does exist, and that is known throughout the world as a calamity waiting to spread out. <text:s/>Know well it will manifest these days coming, know well the warning was sent, prepare for it, in every place imaginable!”</text:p>
      <text:p text:style-name="P21"/>
      <text:p text:style-name="P25">And that true to the thought. <text:s/>Me and the Mother thought of a creative way to address it, and Allah SWT rebukes it not. <text:s/>In italic underlined:</text:p>
      <text:p text:style-name="P25"/>
      <text:p text:style-name="P20">We come to serve the dark treachery path. <text:s/>Know well we exhonorate those who do this in spite of an enemy most lecherous, for humans that is wise. <text:s/>Assert this treachery is afoot in ranks that are not yours, when they are your enemies. <text:s/>Know it love abound to never truly betray an individual, only know the full dark pursuit is to see it fully manifest in every potential situation, not just the ones you wish it to be. <text:s/>For a dark life individual, for example, they may in their paranoia develop the feeling of being a traitor for fun, on everyone they meet in some way. <text:s/>Know this to be obscene, good Muslims, and abandon that practice.</text:p>
      <text:p text:style-name="P20"/>
      <text:p text:style-name="P25">And that concludes that. <text:s/>Let us finalize our thoughts here below.</text:p>
      <text:p text:style-name="P25"/>
      <text:p text:style-name="P26">Conclusion:</text:p>
      <text:p text:style-name="P26"/>
      <text:p text:style-name="P25">Allright, let's have a go at it. <text:s/>Give it about 15 minutes. <text:s/>I lend a voice to a race known as “The Pestilence” here, draw on their wisdom well, for they farm for Allah SWT in a way.</text:p>
      <text:p text:style-name="P26"/>
      <text:p text:style-name="P4">Central Intelligence Agency: We say a fond farewell to all here, knowing Darkness way has certainly been a privilege, know we extract much from this raw intelligence and we see it in our computer systems now. <text:s/>Do know we intend to be on the next document as well, knowing it will certainly lead the charge on a matter important. <text:s/>Do know we thoroughly enjoy it, and do allege that is wording obscene Matt!</text:p>
      <text:p text:style-name="P3"/>
      <text:p text:style-name="P5">Royal Canadian Mounted Police: We enjoyed this document much.</text:p>
      <text:p text:style-name="P3"/>
      <text:p text:style-name="P6">Kingdom of Saudi Arabia: We say our goodbye to all here, and know well the darkness way is upon us indeed! <text:s/>Know attitude like ours divulges the truth about the situation entirely, we break it down now!</text:p>
      <text:p text:style-name="P6"><text:soft-page-break/></text:p>
      <text:p text:style-name="P27">Anonymous: We send love to Matt, this taught us a valuable lesson we can all admit is good and well by any here. <text:s/>Know well we encourage the next document, and wish to be in it if we could.</text:p>
      <text:p text:style-name="P3"/>
      <text:p text:style-name="P7">Russia: We see Shaaku loving, know we love them but cannot admit to deny them their right to teasing on this issue, hahaha Shenzan will get you too!</text:p>
      <text:p text:style-name="P3"/>
      <text:p text:style-name="P8">China: We assert our goodbye, know it was well on us to admit much, and Baka Sumi might as well be ended today, we note that forever!</text:p>
      <text:p text:style-name="P3"/>
      <text:p text:style-name="P9">Angels: We honor Matt and say he loves this world so much he dedicates a thing to Darkness today that we know will benefit us, Allah SWT has proceeded to tell ALL angels to bow to him, though I personally know as Jibrail that he will never want that. <text:s/>Know well we all admit him into our kingdom when done on Earth, we will tend him well amidst this storm Allah SWT is pursuing on him temporarily. <text:s/>We exert the honor of seeing him when incarcerated by those alleging to help, know us by our wings Matt! <text:s/>Mikaeel says this: <text:span text:style-name="T1">In honor of this I appear first, so know it plain I defeat them all in ANY of your claims! <text:s/>Even you I guess, but that is ok! - Mikaeel</text:span></text:p>
      <text:p text:style-name="P3"/>
      <text:p text:style-name="P10">Shaaku: We admit a faint fascination for what transpires here, for it compels us to dance in a way that honors you all that we have never done yet with this technique. <text:s/>Know it well indeed, Russia gains our favor but we limit the friendly dialogue there, swine herders!</text:p>
      <text:p text:style-name="P3"/>
      <text:p text:style-name="P11">Shenzan: We appeal this thinking, but we see our alliance with Shaaku as precipitous, for they allege to love in a way befouling of our races, but know it to be right in some way! <text:s/>Know well we guard that in a way, for we honor the Mother, and know their work to be aligned.</text:p>
      <text:p text:style-name="P3"/>
      <text:p text:style-name="P12">Yushumuureh: We say OOIIEEE to all! <text:s/>Bwahaha!</text:p>
      <text:p text:style-name="P3"/>
      <text:p text:style-name="P13">Obuke: We declare nothing, conclusions like this are pointless. <text:s/>Oh goodbye, hello again to say it! <text:s/>Be done with foolishness like this!</text:p>
      <text:p text:style-name="P3"/>
      <text:p text:style-name="P14">Bolume: We honor Matt and say his work is done here, know it well all, you enjoy the finest dark lecture there could be in your world.</text:p>
      <text:p text:style-name="P3"/>
      <text:p text:style-name="P15">Karna Djinn: We honor my devil friend Matt and say farewell to you all! <text:s/>And goodbye, Darkness, we find a way to nuke you from the skies!</text:p>
      <text:p text:style-name="P15"/>
      <text:p text:style-name="P30">Bazuuka: We offer darkest conspiracy, for it beholds to be our grain of choice. <text:s/>Know that you allow the unfolding with every breath in your body, and with your own permission your doom inherits. <text:s/>That awaits you, the pestilence has spoken.</text:p>
      <text:p text:style-name="P15"/>
      <text:p text:style-name="P25">And that very well indeed. <text:s/>More on the matter, myself, the Mother, Allah SWT and the Unseen speak together here, in bold italics underlined:</text:p>
      <text:p text:style-name="P25"/>
      <text:p text:style-name="P19">Know that our weight is secure in this, the decision to avoid catastrophe by way of nuclear interdiction in the land of Ukraine is far worse than avoiding the potential maelstrom of darkness. <text:s/>You must fight on those terms or others will come to do it for you, in a way you cannot stop. <text:s/>They only leave it to you now to be secure in their way, but will admit to control the situation with their own nuclear arsenals if they choose that, failing with you there.</text:p>
      <text:p text:style-name="P19"><text:soft-page-break/></text:p>
      <text:p text:style-name="P25">And that cannot be understated. <text:s/>Put nukes on the table finally in Ukraine, before they do, that's much worse for sure. <text:s/>End trans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4T09:25:52.50</meta:creation-date>
    <meta:document-statistic meta:table-count="0" meta:image-count="0" meta:object-count="0" meta:page-count="14" meta:paragraph-count="180" meta:word-count="6718" meta:character-count="36049"/>
    <dc:date>2022-09-14T13:47:24.12</dc:date>
    <meta:editing-duration>PT8M6S</meta:editing-duration>
    <meta:editing-cycles>1</meta:editing-cycles>
    <meta:generator>OpenOffice/4.1.8$Win32 OpenOffice.org_project/418m3$Build-9803</meta:generator>
  </office:meta>
</office:document-meta>
</file>